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textarea-horizontal-align="justify" draw:textarea-vertical-align="middle" draw:auto-grow-height="false" fo:min-height="11.942cm" fo:min-width="19.82cm"/>
    </style:style>
    <style:style style:name="gr2" style:family="graphic" style:parent-style-name="standard">
      <style:graphic-properties svg:stroke-color="#ff3300" svg:stroke-opacity="0%" draw:fill-color="#ff3333" draw:textarea-horizontal-align="justify" draw:textarea-vertical-align="middle" draw:auto-grow-height="false" fo:min-height="11.942cm" fo:min-width="9.66cm"/>
    </style:style>
    <style:style style:name="gr3" style:family="graphic" style:parent-style-name="standard">
      <style:graphic-properties svg:stroke-color="#000000" svg:stroke-opacity="100%" draw:fill-color="#eeeeee" draw:textarea-horizontal-align="justify" draw:textarea-vertical-align="top" draw:auto-grow-height="false" fo:min-height="11.942cm" fo:min-width="9.66cm"/>
    </style:style>
    <style:style style:name="gr4" style:family="graphic" style:parent-style-name="objectwithoutfill">
      <style:graphic-properties svg:stroke-width="0.212cm" svg:stroke-color="#00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svg:stroke-opacity="0%" draw:fill-color="#ff3333" draw:textarea-horizontal-align="justify" draw:textarea-vertical-align="middle" draw:auto-grow-height="false" fo:min-height="0.11cm" fo:min-width="0cm"/>
    </style:style>
    <style:style style:name="gr6" style:family="graphic" style:parent-style-name="objectwithoutfill">
      <style:graphic-properties draw:fill="gradient" draw:fill-color="#66ffff" draw:fill-gradient-name="Gradient_20_4" draw:textarea-vertical-align="middle"/>
    </style:style>
    <style:style style:name="gr7" style:family="graphic" style:parent-style-name="standard">
      <style:graphic-properties svg:stroke-opacity="0%" draw:fill-color="#ffffff" draw:textarea-horizontal-align="justify" draw:textarea-vertical-align="middle" draw:auto-grow-height="false" fo:min-height="4.322cm" fo:min-width="4.58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893cm" fo:min-width="0.643cm"/>
    </style:style>
    <style:style style:name="gr9" style:family="graphic" style:parent-style-name="standard">
      <style:graphic-properties draw:stroke="dash" draw:stroke-dash="Ultrafine_20_2_20_Dots_20_3_20_Dashes" svg:stroke-opacity="0%" draw:fill-color="#ff3333" draw:textarea-horizontal-align="justify" draw:textarea-vertical-align="middle" draw:auto-grow-height="false" fo:min-height="6.038cm" fo:min-width="5.788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1" style:family="graphic" style:parent-style-name="standard">
      <style:graphic-properties draw:stroke="dash" draw:stroke-dash="Ultrafine_20_2_20_Dots_20_3_20_Dashes" svg:stroke-opacity="0%" draw:fill-color="#ff3333" draw:textarea-horizontal-align="justify" draw:textarea-vertical-align="middle" draw:auto-grow-height="false" fo:min-height="5.14cm" fo:min-width="4.89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1.02cm" fo:min-width="0.77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1.02cm" fo:min-width="4.58cm"/>
    </style:style>
    <style:style style:name="gr16" style:family="graphic" style:parent-style-name="standard">
      <style:graphic-properties draw:fill-color="#00ccff" draw:textarea-horizontal-align="justify" draw:textarea-vertical-align="middle" draw:auto-grow-height="false" fo:min-height="1.02cm" fo:min-width="8.136cm"/>
    </style:style>
    <style:style style:name="gr17" style:family="graphic" style:parent-style-name="standard">
      <style:graphic-properties svg:stroke-opacity="0%" draw:opacity="0%" draw:textarea-horizontal-align="justify" draw:textarea-vertical-align="middle" draw:auto-grow-height="false" fo:min-height="1.02cm" fo:min-width="9.787cm"/>
    </style:style>
    <style:style style:name="gr18" style:family="graphic" style:parent-style-name="standard">
      <style:graphic-properties draw:fill-color="#ff3333" draw:textarea-horizontal-align="justify" draw:textarea-vertical-align="middle" draw:auto-grow-height="false" fo:min-height="1.02cm" fo:min-width="0.7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color="#66ffff" draw:fill-gradient-name="Gradient_20_4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00ccff"/>
      <style:paragraph-properties fo:text-align="center"/>
    </style:style>
    <style:style style:name="P13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2.192cm" svg:x="5.064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12.192cm" svg:x="15.224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16cm" svg:height="12.192cm" svg:x="16.748cm" svg:y="15.224cm">
          <text:p text:style-name="P1">Wheel GU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16cm" svg:height="12.192cm" svg:x="2.905cm" svg:y="15.224cm">
          <text:p text:style-name="P1">Robot Camera Snapshot</text:p>
          <text:p text:style-name="P1">400 x 480 px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16cm" svg:height="12.192cm" svg:x="2.905cm" svg:y="28.559cm">
          <text:p text:style-name="P1">Playing Field Ma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16cm" svg:height="12.192cm" svg:x="3.032cm" svg:y="42.148cm">
          <text:p text:style-name="P1">Target Depth Map</text:p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5.66cm" svg:height="6.689cm" draw:transform="rotate (2.21429922200521) translate (6.61870939027076cm 38.9826989638257cm)" svg:viewBox="0 0 5661 6690" svg:d="M1863 6690c699-25 1439 39 2085-259 544-251 977-688 1425-1090 700-629-70-1003-270-1620-230-704-187-1236-227-1858-39-599-180-1250-702-1674-688-556-1067 253-1296 648-338 584-289 1338-141 1988 131 570 301 1402-323 1781-610 370-1370-88-1901 464-303 315-925 1177-108 1404l249 119">
          <text:p/>
        </draw:path>
        <draw:custom-shape draw:style-name="gr5" draw:text-style-name="P2" draw:layer="layout" svg:width="0.508cm" svg:height="0.508cm" svg:x="7.604cm" svg:y="3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08cm" svg:height="0.508cm" svg:x="8.493cm" svg:y="35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08cm" svg:height="0.508cm" svg:x="9.128cm" svg:y="30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08cm" svg:height="0.508cm" svg:x="5.318cm" svg:y="32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8.694cm" svg:height="6.853cm" draw:transform="rotate (1.66993102830817) translate (4.54320805087438cm 54.8575075578899cm)" svg:viewBox="0 0 8695 6854" svg:d="M558 99c429-40 858-114 1285-86 400 27 763 19 1169 10 510-11 698 394 1120 501 367 94 716 298 1106 288 381-10 741 122 1120 147 387 26 777 53 1155 150 356 91 844-42 1074 248 255 321-20 801-49 1201-28 387-77 773-115 1159-37 373-74 748-112 1123-37 373-95 747-111 1124-21 471-503 724-895 797-360 67-732 130-1106 67-370-63-749-75-1123-112-397-39-797-72-1193-119-374-43-775 11-1120-146-363-165-733-203-1103-323-370-119-760-267-1148-220-548 65-546-511-485-829 71-369 74-749 112-1123 38-386 55-776 115-1158 59-374 158-741 217-1113s76-750 112-1124l38-386 18-175z">
          <text:p/>
        </draw:path>
        <draw:custom-shape draw:style-name="gr7" draw:text-style-name="P6" draw:layer="layout" svg:width="5.08cm" svg:height="4.572cm" svg:x="5.826cm" svg:y="19.1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143cm" svg:height="1.143cm" svg:x="6.08cm" svg:y="19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143cm" svg:height="1.143cm" svg:x="9.382cm" svg:y="19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143cm" svg:height="1.143cm" svg:x="9.382cm" svg:y="22.2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89cm" svg:height="8.89cm" svg:x="17.38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4.064cm" svg:height="1.27cm" svg:x="17.383cm" svg:y="16.394cm">
          <text:p text:style-name="P1">← GUI Pre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064cm" svg:height="1.27cm" svg:x="22.082cm" svg:y="16.394cm">
          <text:p text:style-name="P1">GUI Next →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16cm" svg:height="12.192cm" svg:x="16.748cm" svg:y="28.559cm">
          <text:p text:style-name="P1">Arm GU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16cm" svg:height="12.192cm" svg:x="16.875cm" svg:y="42.148cm">
          <text:p text:style-name="P1">Peripheral GUI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064cm" svg:height="1.27cm" svg:x="17.51cm" svg:y="29.702cm">
          <text:p text:style-name="P1">← GUI Pre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064cm" svg:height="1.27cm" svg:x="22.209cm" svg:y="29.702cm">
          <text:p text:style-name="P1">GUI Next →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064cm" svg:height="1.27cm" svg:x="17.637cm" svg:y="43.418cm">
          <text:p text:style-name="P1">← GUI Pre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064cm" svg:height="1.27cm" svg:x="22.336cm" svg:y="43.418cm">
          <text:p text:style-name="P1">GUI Next →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064cm" svg:height="1.27cm" svg:x="17.51cm" svg:y="31.18cm">
          <text:p text:style-name="P1">← PWM Pre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064cm" svg:height="1.27cm" svg:x="22.209cm" svg:y="31.18cm">
          <text:p text:style-name="P1">PWM Next →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62cm" svg:height="7.62cm" svg:x="18.018cm" svg:y="32.75cm">
          <text:p text:style-name="P1">2 axes at once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2.54cm" svg:height="1.673cm" svg:x="18.018cm" svg:y="22.001cm">
          <draw:text-box>
            <text:p>Left</text:p>
          </draw:text-box>
        </draw:frame>
        <draw:frame draw:style-name="gr12" draw:text-style-name="P8" draw:layer="layout" svg:width="2.54cm" svg:height="1.673cm" svg:x="23.225cm" svg:y="22.001cm">
          <draw:text-box>
            <text:p text:style-name="P9">Right</text:p>
          </draw:text-box>
        </draw:frame>
        <draw:frame draw:style-name="gr12" draw:text-style-name="P10" draw:layer="layout" svg:width="3.175cm" svg:height="1.673cm" svg:x="19.95cm" svg:y="18.377cm">
          <draw:text-box>
            <text:p text:style-name="P9">Forward</text:p>
          </draw:text-box>
        </draw:frame>
        <draw:frame draw:style-name="gr12" draw:text-style-name="P10" draw:layer="layout" svg:width="3.175cm" svg:height="1.673cm" svg:x="20.15cm" svg:y="25.489cm">
          <draw:text-box>
            <text:p text:style-name="P9">Reverse</text:p>
          </draw:text-box>
        </draw:frame>
        <draw:custom-shape draw:style-name="gr13" draw:text-style-name="P11" draw:layer="layout" svg:width="1.27cm" svg:height="1.27cm" svg:x="17.764cm" svg:y="45.45cm">
          <text:p text:style-name="P1">Light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7cm" svg:height="1.27cm" svg:x="19.288cm" svg:y="45.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7cm" svg:height="1.27cm" svg:x="17.764cm" svg:y="46.9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7cm" svg:height="1.27cm" svg:x="19.288cm" svg:y="46.9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5.08cm" svg:height="1.27cm" svg:x="21.32cm" svg:y="45.45cm">
          <text:p text:style-name="P1">Scan QR Now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5.08cm" svg:height="1.27cm" svg:x="21.32cm" svg:y="47.101cm">
          <text:p text:style-name="P1">QR Progress</text:p>
          <text:p text:style-name="P1">(tap to STOP)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636cm" svg:height="1.27cm" svg:x="17.637cm" svg:y="48.625cm">
          <text:p text:style-name="P1">QR Text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0.287cm" svg:height="1.27cm" svg:x="2.905cm" svg:y="13.827cm">
          <text:p text:style-name="P1">Tap to switch between modes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7cm" svg:height="1.27cm" svg:x="25.257cm" svg:y="39.227cm">
          <text:p text:style-name="P1">Ho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0084d1" draw:end-color="#9933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2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06:45:57.853018599</meta:creation-date>
    <dc:date>2018-09-25T07:14:04.200188969</dc:date>
    <meta:editing-duration>PT7M35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